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ucida Sans1" svg:font-family="'Lucida Sans'" style:font-family-generic="swiss" style:font-pitch="variable"/>
    <style:font-face style:name="微软雅黑1" svg:font-family="微软雅黑" style:font-family-generic="swiss" style:font-pitch="variable"/>
    <style:font-face style:name="Lucida Sans" svg:font-family="'Lucida Sans'"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automatic-styles>
    <style:style style:name="dp1" style:family="drawing-page"/>
    <style:style style:name="gr1" style:family="graphic" style:parent-style-name="standard" style:list-style-name="L1">
      <style:graphic-properties draw:fill-color="#81d41a" draw:opacity="14%" draw:textarea-horizontal-align="justify" draw:textarea-vertical-align="top" draw:auto-grow-height="false" fo:min-height="17.5cm" fo:min-width="27.2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0.848cm" fo:min-width="12.478cm"/>
      <style:paragraph-properties style:writing-mode="lr-tb"/>
    </style:style>
    <style:style style:name="gr3" style:family="graphic" style:parent-style-name="standard">
      <style:graphic-properties draw:fill-color="#ffff00" draw:opacity="23%" draw:textarea-horizontal-align="justify" draw:textarea-vertical-align="middle" draw:auto-grow-height="true" fo:min-height="0cm" fo:min-width="0cm"/>
    </style:style>
    <style:style style:name="gr4" style:family="graphic" style:parent-style-name="standard">
      <style:graphic-properties draw:stroke="dash" draw:stroke-dash="Dot" svg:stroke-width="0.106cm" draw:marker-start-width="0.359cm" draw:marker-end-width="0.359cm" draw:fill-color="#dddddd" draw:opacity="44%" draw:textarea-horizontal-align="justify" draw:textarea-vertical-align="top" draw:auto-grow-height="false" fo:min-height="8.546cm" fo:min-width="2.046cm" fo:padding-top="0.178cm" fo:padding-bottom="0.178cm" fo:padding-left="0.303cm" fo:padding-right="0.303cm"/>
      <style:paragraph-properties style:writing-mode="lr-tb"/>
    </style:style>
    <style:style style:name="gr5" style:family="graphic" style:parent-style-name="standard" style:list-style-name="L1">
      <style:graphic-properties draw:opacity="53%" draw:textarea-horizontal-align="justify" draw:textarea-vertical-align="top" draw:auto-grow-height="false" fo:min-height="4.169cm" fo:min-width="7.228cm"/>
      <style:paragraph-properties style:writing-mode="lr-tb"/>
    </style:style>
    <style:style style:name="gr6" style:family="graphic" style:parent-style-name="objectwithoutfill">
      <style:graphic-properties svg:stroke-width="0.212cm" draw:marker-start-width="0.518cm" draw:marker-end="线条箭头_20_6" draw:marker-end-width="0.618cm" draw:fill="none" draw:textarea-vertical-align="middle" fo:padding-top="0.231cm" fo:padding-bottom="0.231cm" fo:padding-left="0.356cm" fo:padding-right="0.356cm"/>
    </style:style>
    <style:style style:name="gr7" style:family="graphic" style:parent-style-name="standard">
      <style:graphic-properties draw:fill-color="#a1467e" draw:opacity="54%" draw:textarea-horizontal-align="justify" draw:textarea-vertical-align="middle" draw:auto-grow-height="false" fo:min-height="1.198cm" fo:min-width="0.948cm"/>
      <style:paragraph-properties style:writing-mode="lr-tb"/>
    </style:style>
    <style:style style:name="gr8" style:family="graphic" style:parent-style-name="objectwithoutfill">
      <style:graphic-properties draw:stroke="dash" draw:stroke-dash="Dot" svg:stroke-width="0.106cm" draw:marker-start-width="0.359cm" draw:marker-end="线条箭头_20_10" draw:marker-end-width="0.459cm" draw:fill="none" draw:textarea-vertical-align="middle" fo:padding-top="0.178cm" fo:padding-bottom="0.178cm" fo:padding-left="0.303cm" fo:padding-right="0.303cm"/>
    </style:style>
    <style:style style:name="gr9" style:family="graphic" style:parent-style-name="objectwithoutfill">
      <style:graphic-properties draw:stroke="dash" draw:stroke-dash="Dot" svg:stroke-width="0.106cm" draw:marker-start-width="0.359cm" draw:marker-end="线条箭头_20_11" draw:marker-end-width="0.459cm" draw:fill="none" draw:textarea-vertical-align="middle" fo:padding-top="0.178cm" fo:padding-bottom="0.178cm" fo:padding-left="0.303cm" fo:padding-right="0.303cm"/>
    </style:style>
    <style:style style:name="gr10" style:family="graphic" style:parent-style-name="objectwithoutfill">
      <style:graphic-properties svg:stroke-width="0.159cm" svg:stroke-color="#81d41a" draw:marker-start-width="0.438cm" draw:marker-end="线条箭头_20_13" draw:marker-end-width="0.538cm" draw:fill="none" draw:textarea-vertical-align="middle" fo:padding-top="0.204cm" fo:padding-bottom="0.204cm" fo:padding-left="0.329cm" fo:padding-right="0.329cm"/>
    </style:style>
    <style:style style:name="gr11" style:family="graphic" style:parent-style-name="objectwithoutfill">
      <style:graphic-properties svg:stroke-width="0.159cm" draw:marker-start-width="0.438cm" draw:marker-end="线条箭头_20_14" draw:marker-end-width="0.538cm" draw:fill="none" draw:textarea-vertical-align="middle" fo:padding-top="0.204cm" fo:padding-bottom="0.204cm" fo:padding-left="0.329cm" fo:padding-right="0.329cm"/>
    </style:style>
    <style:style style:name="gr12" style:family="graphic" style:parent-style-name="objectwithoutfill">
      <style:graphic-properties draw:stroke="dash" draw:stroke-dash="Dot" svg:stroke-width="0.106cm" draw:marker-start-width="0.359cm" draw:marker-end="线条箭头_20_9" draw:marker-end-width="0.459cm" draw:fill="none" draw:textarea-vertical-align="middle" fo:padding-top="0.178cm" fo:padding-bottom="0.178cm" fo:padding-left="0.303cm" fo:padding-right="0.303cm"/>
    </style:style>
    <style:style style:name="gr13" style:family="graphic" style:parent-style-name="objectwithoutfill">
      <style:graphic-properties svg:stroke-width="0.212cm" draw:marker-start="Arrow" draw:marker-start-width="0.618cm" draw:marker-end="Arrow" draw:marker-end-width="0.618cm" draw:fill="none" draw:textarea-vertical-align="middle" fo:padding-top="0.231cm" fo:padding-bottom="0.231cm" fo:padding-left="0.356cm" fo:padding-right="0.356cm"/>
    </style:style>
    <style:style style:name="gr14" style:family="graphic" style:parent-style-name="standard">
      <style:graphic-properties draw:fill-color="#ffe994" draw:opacity="64%" draw:textarea-horizontal-align="justify" draw:textarea-vertical-align="middle" draw:auto-grow-height="false" fo:min-height="0.812cm" fo:min-width="5.812cm"/>
      <style:paragraph-properties style:writing-mode="lr-tb"/>
    </style:style>
    <style:style style:name="gr15" style:family="graphic" style:parent-style-name="standard" style:list-style-name="L1">
      <style:graphic-properties draw:fill-color="#ffde59" draw:textarea-horizontal-align="justify" draw:textarea-vertical-align="middle" draw:auto-grow-height="false" fo:min-height="0.75cm" fo:min-width="1.25cm"/>
      <style:paragraph-properties style:writing-mode="lr-tb"/>
    </style:style>
    <style:style style:name="gr16" style:family="graphic" style:parent-style-name="standard" style:list-style-name="L1">
      <style:graphic-properties draw:fill-color="#ffb66c" draw:textarea-horizontal-align="justify" draw:textarea-vertical-align="middle" draw:auto-grow-height="false" fo:min-height="1.306cm" fo:min-width="1.056cm"/>
      <style:paragraph-properties style:writing-mode="lr-tb"/>
    </style:style>
    <style:style style:name="gr17" style:family="graphic" style:parent-style-name="standard" style:list-style-name="L1">
      <style:graphic-properties draw:fill-color="#ffde59" draw:textarea-horizontal-align="justify" draw:textarea-vertical-align="middle" draw:auto-grow-height="false" fo:min-height="0.75cm" fo:min-width="2.5cm"/>
      <style:paragraph-properties style:writing-mode="lr-tb"/>
    </style:style>
    <style:style style:name="gr18" style:family="graphic" style:parent-style-name="objectwithoutfill">
      <style:graphic-properties svg:stroke-width="0.212cm" draw:marker-start-width="0.518cm" draw:marker-end="线条箭头_20_3" draw:marker-end-width="0.618cm" draw:fill="none" draw:textarea-vertical-align="middle" fo:padding-top="0.231cm" fo:padding-bottom="0.231cm" fo:padding-left="0.356cm" fo:padding-right="0.356cm"/>
    </style:style>
    <style:style style:name="gr19" style:family="graphic" style:parent-style-name="objectwithoutfill">
      <style:graphic-properties svg:stroke-width="0.106cm" draw:marker-start-width="0.359cm" draw:marker-end="线条箭头_20_4" draw:marker-end-width="0.459cm" draw:fill="none" draw:textarea-vertical-align="middle" fo:padding-top="0.178cm" fo:padding-bottom="0.178cm" fo:padding-left="0.303cm" fo:padding-right="0.303cm"/>
    </style:style>
    <style:style style:name="gr20" style:family="graphic" style:parent-style-name="objectwithoutfill">
      <style:graphic-properties svg:stroke-width="0.106cm" draw:marker-start-width="0.359cm" draw:marker-end="线条箭头_20_5" draw:marker-end-width="0.459cm" draw:fill="none" draw:textarea-vertical-align="middle" fo:padding-top="0.178cm" fo:padding-bottom="0.178cm" fo:padding-left="0.303cm" fo:padding-right="0.303cm"/>
    </style:style>
    <style:style style:name="gr21" style:family="graphic" style:parent-style-name="standard">
      <style:graphic-properties draw:fill-color="#ffe994" draw:opacity="64%" draw:textarea-horizontal-align="justify" draw:textarea-vertical-align="middle" draw:auto-grow-height="false" fo:min-height="0.528cm" fo:min-width="2.367cm"/>
      <style:paragraph-properties style:writing-mode="lr-tb"/>
    </style:style>
    <style:style style:name="gr22" style:family="graphic" style:parent-style-name="standard">
      <style:graphic-properties draw:fill-color="#ffe994" draw:opacity="64%" draw:textarea-horizontal-align="justify" draw:textarea-vertical-align="middle" draw:auto-grow-height="false" fo:min-height="0.528cm" fo:min-width="2.513cm"/>
      <style:paragraph-properties style:writing-mode="lr-tb"/>
    </style:style>
    <style:style style:name="gr23" style:family="graphic" style:parent-style-name="objectwithoutfill">
      <style:graphic-properties draw:marker-end="线条箭头_20_7" draw:marker-end-width="0.3cm" draw:fill="none" draw:textarea-vertical-align="middle"/>
    </style:style>
    <style:style style:name="gr24" style:family="graphic" style:parent-style-name="objectwithoutfill">
      <style:graphic-properties draw:marker-end="线条箭头_20_12" draw:marker-end-width="0.3cm" draw:fill="none" draw:textarea-vertical-align="middle"/>
    </style:style>
    <style:style style:name="gr25" style:family="graphic" style:parent-style-name="objectwithoutfill">
      <style:graphic-properties draw:stroke="dash" draw:stroke-dash="Dot" svg:stroke-width="0.106cm" svg:stroke-color="#000000" draw:marker-start-width="0.358cm" draw:marker-end="线条箭头_20_15" draw:marker-end-width="0.458cm" draw:fill="none" draw:textarea-vertical-align="middle" fo:padding-top="0.177cm" fo:padding-bottom="0.177cm" fo:padding-left="0.302cm" fo:padding-right="0.302cm"/>
    </style:style>
    <style:style style:name="gr26" style:family="graphic" style:parent-style-name="standard">
      <style:graphic-properties draw:opacity="61%" draw:textarea-horizontal-align="justify" draw:textarea-vertical-align="middle" draw:auto-grow-height="false" fo:min-height="5.208cm" fo:min-width="2.62cm"/>
      <style:paragraph-properties style:writing-mode="lr-tb"/>
    </style:style>
    <style:style style:name="gr27" style:family="graphic" style:parent-style-name="standard" style:list-style-name="L1">
      <style:graphic-properties draw:fill-color="#ff8000" draw:opacity="45%" draw:textarea-horizontal-align="justify" draw:textarea-vertical-align="middle" draw:auto-grow-height="false" fo:min-height="0.715cm" fo:min-width="0.475cm"/>
      <style:paragraph-properties style:writing-mode="lr-tb"/>
    </style:style>
    <style:style style:name="gr28" style:family="graphic" style:parent-style-name="standard" style:list-style-name="L1">
      <style:graphic-properties draw:fill-color="#ff8000" draw:opacity="45%" draw:textarea-horizontal-align="justify" draw:textarea-vertical-align="middle" draw:auto-grow-height="false" fo:min-height="0.715cm" fo:min-width="0.475cm"/>
      <style:paragraph-properties style:writing-mode="lr-tb"/>
    </style:style>
    <style:style style:name="gr29" style:family="graphic" style:parent-style-name="standard" style:list-style-name="L1">
      <style:graphic-properties draw:fill-color="#ff8000" draw:opacity="45%" draw:textarea-horizontal-align="justify" draw:textarea-vertical-align="middle" draw:auto-grow-height="false" fo:min-height="0.716cm" fo:min-width="0.475cm"/>
      <style:paragraph-properties style:writing-mode="lr-tb"/>
    </style:style>
    <style:style style:name="gr30" style:family="graphic" style:parent-style-name="standard" style:list-style-name="L1">
      <style:graphic-properties draw:fill-color="#ff8000" draw:opacity="45%" draw:textarea-horizontal-align="justify" draw:textarea-vertical-align="middle" draw:auto-grow-height="false" fo:min-height="0.716cm" fo:min-width="0.475cm"/>
      <style:paragraph-properties style:writing-mode="lr-tb"/>
    </style:style>
    <style:style style:name="gr31" style:family="graphic" style:parent-style-name="standard" style:list-style-name="L1">
      <style:graphic-properties draw:fill-color="#ff8000" draw:opacity="45%" draw:textarea-horizontal-align="justify" draw:textarea-vertical-align="middle" draw:auto-grow-height="false" fo:min-height="0.716cm" fo:min-width="0.476cm"/>
      <style:paragraph-properties style:writing-mode="lr-tb"/>
    </style:style>
    <style:style style:name="gr32" style:family="graphic" style:parent-style-name="standard" style:list-style-name="L1">
      <style:graphic-properties draw:fill-color="#ff8000" draw:opacity="45%" draw:textarea-horizontal-align="justify" draw:textarea-vertical-align="middle" draw:auto-grow-height="false" fo:min-height="0.715cm" fo:min-width="0.476cm"/>
      <style:paragraph-properties style:writing-mode="lr-tb"/>
    </style:style>
    <style:style style:name="gr33" style:family="graphic" style:parent-style-name="standard" style:list-style-name="L1">
      <style:graphic-properties draw:fill-color="#ff8000" draw:opacity="45%" draw:textarea-horizontal-align="justify" draw:textarea-vertical-align="middle" draw:auto-grow-height="false" fo:min-height="0.715cm" fo:min-width="0.476cm"/>
      <style:paragraph-properties style:writing-mode="lr-tb"/>
    </style:style>
    <style:style style:name="gr34" style:family="graphic" style:parent-style-name="standard">
      <style:graphic-properties draw:stroke="none" svg:stroke-color="#000000" draw:fill="none" draw:fill-color="#ffffff" draw:textarea-horizontal-align="left" draw:textarea-vertical-align="middle" draw:auto-grow-height="true" draw:auto-grow-width="true" fo:min-height="1.695cm" fo:min-width="6.352cm"/>
      <style:paragraph-properties style:writing-mode="lr-tb"/>
    </style:style>
    <style:style style:name="gr35" style:family="graphic" style:parent-style-name="objectwithoutfill">
      <style:graphic-properties draw:marker-end="Arrow" draw:marker-end-width="0.3cm" draw:fill="none" draw:textarea-vertical-align="middle"/>
    </style:style>
    <style:style style:name="gr36" style:family="graphic" style:parent-style-name="standard">
      <style:graphic-properties draw:opacity="55%" draw:textarea-horizontal-align="justify" draw:textarea-vertical-align="middle" draw:auto-grow-height="false" fo:min-height="1.164cm" fo:min-width="0.914cm"/>
      <style:paragraph-properties style:writing-mode="lr-tb"/>
    </style:style>
    <style:style style:name="gr37" style:family="graphic" style:parent-style-name="standard" style:list-style-name="L1">
      <style:graphic-properties draw:fill-color="#ffe994" draw:opacity="64%" draw:textarea-horizontal-align="justify" draw:textarea-vertical-align="middle" draw:auto-grow-height="false" fo:min-height="1.236cm" fo:min-width="0.986cm"/>
      <style:paragraph-properties style:writing-mode="lr-tb"/>
    </style:style>
    <style:style style:name="gr38" style:family="graphic" style:parent-style-name="objectwithoutfill">
      <style:graphic-properties svg:stroke-width="0.212cm" draw:marker-start-width="0.518cm" draw:marker-end="Arrow" draw:marker-end-width="0.618cm" draw:fill="none" draw:textarea-vertical-align="middle" fo:padding-top="0.231cm" fo:padding-bottom="0.231cm" fo:padding-left="0.356cm" fo:padding-right="0.356cm"/>
    </style:style>
    <style:style style:name="gr39" style:family="graphic" style:parent-style-name="standard">
      <style:graphic-properties draw:fill-color="#ffff6d" draw:opacity="64%" draw:textarea-horizontal-align="justify" draw:textarea-vertical-align="top" draw:auto-grow-height="false" fo:min-height="5.696cm" fo:min-width="1.446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true" fo:min-height="0.848cm" fo:min-width="5.256cm"/>
      <style:paragraph-properties style:writing-mode="lr-tb"/>
    </style:style>
    <style:style style:name="gr41" style:family="graphic" style:parent-style-name="standard" style:list-style-name="L1">
      <style:graphic-properties draw:opacity="50%" draw:textarea-horizontal-align="justify" draw:textarea-vertical-align="middle" draw:auto-grow-height="false" fo:min-height="0.988cm" fo:min-width="3.488cm"/>
      <style:paragraph-properties style:writing-mode="lr-tb"/>
    </style:style>
    <style:style style:name="gr42" style:family="graphic" style:parent-style-name="standard" style:list-style-name="L1">
      <style:graphic-properties draw:fill-color="#ffbf00" draw:opacity="50%" draw:textarea-horizontal-align="justify" draw:textarea-vertical-align="middle" draw:auto-grow-height="false" fo:min-height="1.166cm" fo:min-width="1.865cm"/>
      <style:paragraph-properties style:writing-mode="lr-tb"/>
    </style:style>
    <style:style style:name="gr43" style:family="graphic" style:parent-style-name="standard" style:list-style-name="L1">
      <style:graphic-properties draw:fill-color="#ffbf00" draw:opacity="50%" draw:textarea-horizontal-align="justify" draw:textarea-vertical-align="middle" draw:auto-grow-height="false" fo:min-height="1.166cm" fo:min-width="1.865cm"/>
      <style:paragraph-properties style:writing-mode="lr-tb"/>
    </style:style>
    <style:style style:name="gr44" style:family="graphic" style:parent-style-name="standard">
      <style:graphic-properties draw:textarea-horizontal-align="justify" draw:textarea-vertical-align="middle" draw:auto-grow-height="false" fo:min-height="0.988cm" fo:min-width="1.798cm"/>
      <style:paragraph-properties style:writing-mode="lr-tb"/>
    </style:style>
    <style:style style:name="gr45" style:family="graphic" style:parent-style-name="standard">
      <style:graphic-properties draw:textarea-horizontal-align="justify" draw:textarea-vertical-align="middle" draw:auto-grow-height="false" fo:min-height="0.878cm" fo:min-width="2.378cm"/>
      <style:paragraph-properties style:writing-mode="lr-tb"/>
    </style:style>
    <style:style style:name="gr46" style:family="graphic" style:parent-style-name="standard">
      <style:graphic-properties draw:fill-color="#81d41a" draw:opacity="57%" draw:textarea-horizontal-align="justify" draw:textarea-vertical-align="middle" draw:auto-grow-height="false" fo:min-height="0.75cm" fo:min-width="1.75cm"/>
      <style:paragraph-properties style:writing-mode="lr-tb"/>
    </style:style>
    <style:style style:name="gr47" style:family="graphic" style:parent-style-name="standard">
      <style:graphic-properties draw:textarea-horizontal-align="justify" draw:textarea-vertical-align="middle" draw:auto-grow-height="false" fo:min-height="0.634cm" fo:min-width="2.134cm"/>
      <style:paragraph-properties style:writing-mode="lr-tb"/>
    </style:style>
    <style:style style:name="gr48" style:family="graphic" style:parent-style-name="standard">
      <style:graphic-properties draw:fill-color="#81d41a" draw:opacity="57%" draw:textarea-horizontal-align="justify" draw:textarea-vertical-align="middle" draw:auto-grow-height="false" fo:min-height="0.75cm" fo:min-width="3.25cm"/>
      <style:paragraph-properties style:writing-mode="lr-tb"/>
    </style:style>
    <style:style style:name="gr49" style:family="graphic" style:parent-style-name="objectwithoutfill">
      <style:graphic-properties draw:stroke="dash" draw:stroke-dash="Long_20_Dot" svg:stroke-width="0.053cm" draw:marker-start-width="0.279cm" draw:marker-end="Arrow" draw:marker-end-width="0.379cm" draw:fill="none" draw:textarea-vertical-align="middle" fo:padding-top="0.151cm" fo:padding-bottom="0.151cm" fo:padding-left="0.276cm" fo:padding-right="0.276cm"/>
    </style:style>
    <style:style style:name="gr50" style:family="graphic" style:parent-style-name="objectwithoutfill">
      <style:graphic-properties svg:stroke-width="0.106cm" draw:marker-start-width="0.359cm" draw:marker-end="Arrow" draw:marker-end-width="0.459cm" draw:fill="none" draw:textarea-vertical-align="middle" fo:padding-top="0.178cm" fo:padding-bottom="0.178cm" fo:padding-left="0.303cm" fo:padding-right="0.303cm"/>
    </style:style>
    <style:style style:name="gr51" style:family="graphic" style:parent-style-name="standard" style:list-style-name="L1">
      <style:graphic-properties draw:fill-color="#ffbf00" draw:opacity="50%" draw:textarea-horizontal-align="justify" draw:textarea-vertical-align="middle" draw:auto-grow-height="false" fo:min-height="1.166cm" fo:min-width="1.865cm"/>
      <style:paragraph-properties style:writing-mode="lr-tb"/>
    </style:style>
    <style:style style:name="gr52" style:family="graphic" style:parent-style-name="standard">
      <style:graphic-properties draw:stroke="none" svg:stroke-color="#000000" draw:fill="solid" draw:fill-color="#ff8000" draw:opacity="39%" draw:textarea-horizontal-align="left" draw:auto-grow-height="true" draw:auto-grow-width="true" fo:min-height="0.848cm" fo:min-width="17.782cm"/>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0.848cm" fo:min-width="4.621cm"/>
      <style:paragraph-properties style:writing-mode="lr-tb"/>
    </style:style>
    <style:style style:name="gr54" style:family="graphic" style:parent-style-name="standard">
      <style:graphic-properties draw:fill-color="#ffd428" draw:opacity="51%" draw:textarea-horizontal-align="justify" draw:textarea-vertical-align="middle" draw:auto-grow-height="false" fo:min-height="0.812cm" fo:min-width="4.312cm"/>
      <style:paragraph-properties style:writing-mode="lr-tb"/>
    </style:style>
    <style:style style:name="gr55" style:family="graphic" style:parent-style-name="standard">
      <style:graphic-properties draw:fill-color="#ff4000" draw:opacity="38%" draw:textarea-horizontal-align="justify" draw:textarea-vertical-align="middle" draw:auto-grow-height="false" fo:min-height="2.831cm" fo:min-width="4.073cm" fo:wrap-option="no-wrap"/>
      <style:paragraph-properties style:writing-mode="lr-tb"/>
    </style:style>
    <style:style style:name="gr56" style:family="graphic" style:parent-style-name="objectwithoutfill">
      <style:graphic-properties draw:stroke="dash" draw:stroke-dash="Dot" svg:stroke-width="0.106cm" draw:marker-start-width="0.359cm" draw:marker-end="Arrow" draw:marker-end-width="0.459cm" draw:fill="none" draw:textarea-vertical-align="middle" fo:padding-top="0.178cm" fo:padding-bottom="0.178cm" fo:padding-left="0.303cm" fo:padding-right="0.303cm"/>
    </style:style>
    <style:style style:name="gr57" style:family="graphic" style:parent-style-name="standard">
      <style:graphic-properties draw:stroke="none" svg:stroke-color="#000000" draw:fill="solid" draw:fill-color="#55308d" draw:opacity="26%" draw:textarea-horizontal-align="left" draw:auto-grow-height="true" draw:auto-grow-width="true" fo:min-height="2.542cm" fo:min-width="11.574cm"/>
      <style:paragraph-properties style:writing-mode="lr-tb"/>
    </style:style>
    <style:style style:name="gr58" style:family="graphic" style:parent-style-name="standard">
      <style:graphic-properties draw:fill-color="#999999" draw:opacity="62%" draw:textarea-horizontal-align="justify" draw:textarea-vertical-align="middle" draw:auto-grow-height="false" fo:min-height="9cm" fo:min-width="8.5cm"/>
    </style:style>
    <style:style style:name="gr59" style:family="graphic" style:parent-style-name="standard">
      <style:graphic-properties draw:fill-color="#dddddd" draw:opacity="47%" draw:textarea-horizontal-align="justify" draw:textarea-vertical-align="middle" draw:auto-grow-height="false" fo:min-height="7.75cm" fo:min-width="7cm"/>
    </style:style>
    <style:style style:name="gr60" style:family="graphic" style:parent-style-name="standard">
      <style:graphic-properties draw:fill-color="#1c1c1c" draw:opacity="52%" draw:textarea-horizontal-align="justify" draw:textarea-vertical-align="middle" draw:auto-grow-height="false" fo:min-height="5.75cm" fo:min-width="5cm"/>
    </style:style>
    <style:style style:name="gr61" style:family="graphic" style:parent-style-name="standard">
      <style:graphic-properties draw:stroke="none" svg:stroke-color="#000000" draw:fill="none" draw:fill-color="#ffffff" draw:textarea-horizontal-align="left" draw:auto-grow-height="true" draw:auto-grow-width="true" fo:min-height="0.848cm" fo:min-width="2.542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2.542cm" fo:min-width="1.907cm"/>
      <style:paragraph-properties style:writing-mode="lr-tb"/>
    </style:style>
    <style:style style:name="gr63" style:family="graphic" style:parent-style-name="standard">
      <style:graphic-properties draw:marker-start="Arrow" draw:marker-start-width="0.3cm" draw:marker-end="Arrow" draw:marker-end-width="0.3cm" draw:textarea-vertical-align="middle"/>
    </style:style>
    <style:style style:name="gr64" style:family="graphic" style:parent-style-name="standard">
      <style:graphic-properties draw:stroke="none" svg:stroke-color="#000000" draw:fill="none" draw:fill-color="#ffffff" draw:textarea-horizontal-align="left" draw:auto-grow-height="true" draw:auto-grow-width="true" fo:min-height="0.848cm" fo:min-width="5.082cm"/>
      <style:paragraph-properties style:writing-mode="lr-tb"/>
    </style:style>
    <style:style style:name="gr65" style:family="graphic" style:parent-style-name="standard">
      <style:graphic-properties draw:textarea-horizontal-align="justify" draw:textarea-vertical-align="middle" draw:auto-grow-height="false" fo:min-height="1.75cm" fo:min-width="0.25cm"/>
    </style:style>
    <style:style style:name="gr66" style:family="graphic" style:parent-style-name="standard">
      <style:graphic-properties draw:fill-color="#dddddd" draw:textarea-horizontal-align="justify" draw:textarea-vertical-align="middle" draw:auto-grow-height="false" fo:min-height="1cm" fo:min-width="0.25cm"/>
    </style:style>
    <style:style style:name="P1" style:family="paragraph">
      <style:paragraph-properties fo:margin-left="0cm" fo:margin-right="0cm" fo:margin-top="0cm" fo:margin-bottom="0cm" fo:line-height="100%" fo:text-align="start" fo:text-indent="0cm" style:writing-mode="lr-tb"/>
      <style:text-properties fo:font-weight="bold" style:font-weight-asian="bold" style:font-weight-complex="bold"/>
    </style:style>
    <style:style style:name="P2" style:family="paragraph">
      <loext:graphic-properties draw:fill-color="#81d41a" draw:opacity="14%"/>
      <style:paragraph-properties fo:margin-left="0cm" fo:margin-right="0cm" fo:margin-top="0cm" fo:margin-bottom="0cm" fo:line-height="100%" fo:text-align="start" fo:text-indent="0cm" style:writing-mode="lr-tb"/>
      <style:text-properties fo:font-weight="bold" style:font-weight-asian="bold" style:font-weight-complex="bold"/>
    </style:style>
    <style:style style:name="P3" style:family="paragraph">
      <loext:graphic-properties draw:fill="none" draw:fill-color="#ffffff"/>
      <style:paragraph-properties style:writing-mode="lr-tb"/>
    </style:style>
    <style:style style:name="P4" style:family="paragraph">
      <loext:graphic-properties draw:fill-color="#ffff00" draw:opacity="23%"/>
      <style:paragraph-properties fo:text-align="center"/>
    </style:style>
    <style:style style:name="P5" style:family="paragraph">
      <style:paragraph-properties fo:text-align="center" style:writing-mode="lr-tb"/>
    </style:style>
    <style:style style:name="P6" style:family="paragraph">
      <loext:graphic-properties draw:fill-color="#dddddd" draw:opacity="44%"/>
      <style:paragraph-properties fo:text-align="center" style:writing-mode="lr-tb"/>
    </style:style>
    <style:style style:name="P7" style:family="paragraph">
      <loext:graphic-properties draw:opacity="53%"/>
      <style:paragraph-properties fo:margin-left="0cm" fo:margin-right="0cm" fo:margin-top="0cm" fo:margin-bottom="0cm" fo:line-height="100%" fo:text-align="start" fo:text-indent="0cm" style:writing-mode="lr-tb"/>
      <style:text-properties fo:font-weight="bold" style:font-weight-asian="bold" style:font-weight-complex="bold"/>
    </style:style>
    <style:style style:name="P8" style:family="paragraph">
      <loext:graphic-properties draw:fill="none"/>
      <style:paragraph-properties fo:text-align="center"/>
    </style:style>
    <style:style style:name="P9" style:family="paragraph">
      <loext:graphic-properties draw:fill-color="#a1467e" draw:opacity="54%"/>
      <style:paragraph-properties fo:text-align="center" style:writing-mode="lr-tb"/>
    </style:style>
    <style:style style:name="P10" style:family="paragraph">
      <loext:graphic-properties draw:fill-color="#ffe994" draw:opacity="64%"/>
      <style:paragraph-properties fo:text-align="center" style:writing-mode="lr-tb"/>
    </style:style>
    <style:style style:name="P11" style:family="paragraph">
      <style:paragraph-properties fo:margin-left="0cm" fo:margin-right="0cm" fo:margin-top="0cm" fo:margin-bottom="0cm" fo:line-height="100%" fo:text-align="center" fo:text-indent="0cm" style:writing-mode="lr-tb"/>
    </style:style>
    <style:style style:name="P12" style:family="paragraph">
      <loext:graphic-properties draw:fill-color="#ffde59"/>
      <style:paragraph-properties fo:margin-left="0cm" fo:margin-right="0cm" fo:margin-top="0cm" fo:margin-bottom="0cm" fo:line-height="100%" fo:text-align="center" fo:text-indent="0cm" style:writing-mode="lr-tb"/>
    </style:style>
    <style:style style:name="P13" style:family="paragraph">
      <loext:graphic-properties draw:fill-color="#ffb66c"/>
      <style:paragraph-properties fo:margin-left="0cm" fo:margin-right="0cm" fo:margin-top="0cm" fo:margin-bottom="0cm" fo:line-height="100%" fo:text-align="center" fo:text-indent="0cm" style:writing-mode="lr-tb"/>
    </style:style>
    <style:style style:name="P14" style:family="paragraph">
      <style:paragraph-properties fo:text-align="center" style:writing-mode="lr-tb"/>
      <style:text-properties fo:font-size="15pt" style:font-size-asian="15pt" style:font-size-complex="15pt"/>
    </style:style>
    <style:style style:name="P15" style:family="paragraph">
      <loext:graphic-properties draw:fill-color="#ffe994" draw:opacity="64%"/>
      <style:paragraph-properties fo:text-align="center" style:writing-mode="lr-tb"/>
      <style:text-properties fo:font-size="15pt" style:font-size-asian="15pt" style:font-size-complex="15pt"/>
    </style:style>
    <style:style style:name="P16" style:family="paragraph">
      <loext:graphic-properties draw:opacity="61%"/>
      <style:paragraph-properties fo:text-align="center" style:writing-mode="lr-tb"/>
      <style:text-properties fo:font-size="12pt" style:font-size-asian="12pt" style:font-size-complex="12pt"/>
    </style:style>
    <style:style style:name="P17"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18" style:family="paragraph">
      <loext:graphic-properties draw:fill-color="#ff8000" draw:opacity="45%"/>
      <style:paragraph-properties fo:margin-left="0cm" fo:margin-right="0cm" fo:margin-top="0cm" fo:margin-bottom="0cm" fo:line-height="100%" fo:text-align="center" fo:text-indent="0cm" style:writing-mode="lr-tb"/>
      <style:text-properties fo:font-size="12pt" style:font-size-asian="12pt" style:font-size-complex="12pt"/>
    </style:style>
    <style:style style:name="P19" style:family="paragraph">
      <style:paragraph-properties fo:text-align="center"/>
    </style:style>
    <style:style style:name="P20" style:family="paragraph">
      <loext:graphic-properties draw:fill="none" draw:fill-color="#ffffff"/>
      <style:paragraph-properties style:writing-mode="lr-tb"/>
      <style:text-properties fo:font-weight="bold" style:font-weight-asian="bold" style:font-weight-complex="bold"/>
    </style:style>
    <style:style style:name="P21" style:family="paragraph">
      <loext:graphic-properties draw:opacity="55%"/>
      <style:paragraph-properties fo:text-align="center" style:writing-mode="lr-tb"/>
    </style:style>
    <style:style style:name="P22" style:family="paragraph">
      <style:paragraph-properties fo:text-align="center" style:writing-mode="lr-tb"/>
      <style:text-properties style:font-name="Liberation Sans" fo:font-size="18pt" style:letter-kerning="true" style:font-name-asian="微软雅黑" style:font-size-asian="18pt" style:font-name-complex="Lucida Sans" style:font-size-complex="18pt"/>
    </style:style>
    <style:style style:name="P23" style:family="paragraph">
      <loext:graphic-properties draw:fill-color="#ffe994" draw:opacity="64%"/>
      <style:paragraph-properties fo:text-align="center" style:writing-mode="lr-tb"/>
      <style:text-properties style:font-name="Liberation Sans" fo:font-size="18pt" style:letter-kerning="true" style:font-name-asian="微软雅黑" style:font-size-asian="18pt" style:font-name-complex="Lucida Sans" style:font-size-complex="18pt"/>
    </style:style>
    <style:style style:name="P24" style:family="paragraph">
      <loext:graphic-properties draw:fill-color="#ffff6d" draw:opacity="64%"/>
      <style:paragraph-properties fo:text-align="center" style:writing-mode="lr-tb"/>
    </style:style>
    <style:style style:name="P25" style:family="paragraph">
      <loext:graphic-properties draw:opacity="50%"/>
      <style:paragraph-properties fo:margin-left="0cm" fo:margin-right="0cm" fo:margin-top="0cm" fo:margin-bottom="0cm" fo:line-height="100%" fo:text-align="center" fo:text-indent="0cm" style:writing-mode="lr-tb"/>
    </style:style>
    <style:style style:name="P26" style:family="paragraph">
      <loext:graphic-properties draw:fill-color="#ffbf00" draw:opacity="50%"/>
      <style:paragraph-properties fo:margin-left="0cm" fo:margin-right="0cm" fo:margin-top="0cm" fo:margin-bottom="0cm" fo:line-height="100%" fo:text-align="center" fo:text-indent="0cm" style:writing-mode="lr-tb"/>
    </style:style>
    <style:style style:name="P27" style:family="paragraph">
      <loext:graphic-properties draw:fill-color="#81d41a" draw:opacity="57%"/>
      <style:paragraph-properties fo:text-align="center" style:writing-mode="lr-tb"/>
    </style:style>
    <style:style style:name="P28" style:family="paragraph">
      <loext:graphic-properties draw:fill="solid" draw:fill-color="#ff8000" draw:opacity="39%"/>
      <style:paragraph-properties style:writing-mode="lr-tb"/>
      <style:text-properties fo:background-color="#ff8000"/>
    </style:style>
    <style:style style:name="P29" style:family="paragraph">
      <loext:graphic-properties draw:fill-color="#ffd428" draw:opacity="51%"/>
      <style:paragraph-properties fo:text-align="center" style:writing-mode="lr-tb"/>
    </style:style>
    <style:style style:name="P30" style:family="paragraph">
      <style:paragraph-properties fo:text-align="start" style:writing-mode="lr-tb"/>
    </style:style>
    <style:style style:name="P31" style:family="paragraph">
      <loext:graphic-properties draw:fill-color="#ff4000" draw:opacity="38%"/>
      <style:paragraph-properties fo:text-align="start" style:writing-mode="lr-tb"/>
    </style:style>
    <style:style style:name="P32" style:family="paragraph">
      <loext:graphic-properties draw:fill="solid" draw:fill-color="#55308d" draw:opacity="26%"/>
      <style:paragraph-properties style:writing-mode="lr-tb"/>
    </style:style>
    <style:style style:name="P33" style:family="paragraph">
      <loext:graphic-properties draw:fill-color="#999999" draw:opacity="62%"/>
      <style:paragraph-properties fo:text-align="center"/>
    </style:style>
    <style:style style:name="P34" style:family="paragraph">
      <loext:graphic-properties draw:fill-color="#dddddd" draw:opacity="47%"/>
      <style:paragraph-properties fo:text-align="center"/>
    </style:style>
    <style:style style:name="P35" style:family="paragraph">
      <loext:graphic-properties draw:fill="none" draw:fill-color="#ffffff"/>
      <style:paragraph-properties style:writing-mode="lr-tb"/>
      <style:text-properties style:font-size-asian="18pt"/>
    </style:style>
    <style:style style:name="P36" style:family="paragraph">
      <loext:graphic-properties draw:fill-color="#1c1c1c" draw:opacity="52%"/>
      <style:paragraph-properties fo:text-align="center"/>
    </style:style>
    <style:style style:name="P37" style:family="paragraph">
      <loext:graphic-properties draw:fill-color="#dddddd"/>
      <style:paragraph-properties fo:text-align="center"/>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3pt" fo:font-weight="bold" style:font-size-asian="13pt" style:font-weight-asian="bold" style:font-size-complex="13pt" style:font-weight-complex="bold"/>
    </style:style>
    <style:style style:name="T3" style:family="text">
      <style:text-properties fo:font-size="15pt" style:font-size-asian="15pt" style:font-size-complex="15pt"/>
    </style:style>
    <style:style style:name="T4" style:family="text">
      <style:text-properties fo:font-size="12pt" style:font-size-asian="12pt" style:font-size-complex="12pt"/>
    </style:style>
    <style:style style:name="T5" style:family="text">
      <style:text-properties fo:font-weight="bold" style:font-weight-asian="bold" style:font-weight-complex="bold"/>
    </style:style>
    <style:style style:name="T6" style:family="text">
      <style:text-properties style:font-name="Liberation Sans" fo:font-size="18pt" style:letter-kerning="true" style:font-name-asian="微软雅黑" style:font-size-asian="18pt" style:font-name-complex="Lucida Sans" style:font-size-complex="18pt"/>
    </style:style>
    <style:style style:name="T7" style:family="text">
      <style:text-properties fo:background-color="#ff8000"/>
    </style:style>
    <style:style style:name="T8" style:family="text">
      <style:text-properties style:font-name="Liberation Sans2" style:font-name-asian="Liberation Sans2" style:font-name-complex="Liberation Sans2"/>
    </style:style>
    <style:style style:name="T9" style:family="text">
      <style:text-properties style:text-position="33% 58%"/>
    </style:style>
    <style:style style:name="T10" style:family="text">
      <style:text-properties style:text-position="0% 100%"/>
    </style:style>
    <style:style style:name="T11" style:family="text">
      <style:text-properties style:font-size-asian="18pt"/>
    </style:style>
    <style:style style:name="T1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微软雅黑"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custom-shape draw:style-name="gr1" draw:text-style-name="P2" draw:layer="layout" svg:width="27.7cm" svg:height="17.75cm" svg:x="1cm" svg:y="2.25cm">
          <text:p text:style-name="P1"><text:span text:style-name="T1">高剪切混合强化技术</text:span></text:p>
          <draw:enhanced-geometry svg:viewBox="0 0 21600 21600" draw:mirror-horizontal="false" draw:mirror-vertical="false" draw:type="rectangle" draw:enhanced-path="M 0 0 L 21600 0 21600 21600 0 21600 0 0 Z N"/>
        </draw:custom-shape>
        <draw:frame draw:style-name="gr2" draw:text-style-name="P3" draw:layer="layout" svg:width="12.978cm" svg:height="1.098cm" svg:x="1.072cm" svg:y="1cm">
          <draw:text-box>
            <text:p>《高剪切混合强化技术》(张金利)读书笔记</text:p>
          </draw:text-box>
        </draw:frame>
        <draw:custom-shape draw:style-name="gr3" draw:text-style-name="P4" draw:layer="layout" svg:width="23.8cm" svg:height="14cm" svg:x="1.2cm" svg:y="5.55cm">
          <text:p/>
          <draw:enhanced-geometry svg:viewBox="0 0 21600 21600" draw:mirror-horizontal="false" draw:mirror-vertical="false" draw:path-stretchpoint-x="10800" draw:path-stretchpoint-y="10800" draw:text-areas="?f3 ?f4 ?f5 ?f6" draw:type="round-rectangle" draw:modifiers="2335.71887722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6" draw:layer="layout" svg:width="3.75cm" svg:height="10cm" svg:x="13.65cm" svg:y="2.8cm">
          <text:p text:style-name="P5">关键技术</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7" xml:id="id2" draw:id="id2" draw:layer="layout" svg:width="8.5cm" svg:height="5.191cm" svg:x="4.45cm" svg:y="4.109cm">
          <draw:glue-point draw:id="8" svg:x="-5cm" svg:y="-2.619cm"/>
          <draw:glue-point draw:id="9" svg:x="4.6cm" svg:y="4.037cm" draw:escape-direction="down"/>
          <draw:glue-point draw:id="10" svg:x="2.647cm" svg:y="5cm"/>
          <draw:glue-point draw:id="11" svg:x="5cm" svg:y="-2.704cm"/>
          <text:p text:style-name="P1"><text:span text:style-name="T2">高剪切混合器</text:span></text:p>
          <draw:enhanced-geometry svg:viewBox="0 0 21600 21600" draw:mirror-horizontal="false" draw:mirror-vertical="false" draw:glue-points="10800 0 0 10800 10800 21600 21600 10800" draw:path-stretchpoint-x="10800" draw:path-stretchpoint-y="10800" draw:text-areas="?f5 ?f6 ?f7 ?f8" draw:type="octagon" draw:modifiers="3219.29184801788"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6" draw:text-style-name="P8" draw:layer="layout" svg:x1="14.525cm" svg:y1="5.3cm" svg:x2="12.95cm" svg:y2="5.301cm" draw:start-shape="id1" draw:start-glue-point="6" draw:end-shape="id2" draw:end-glue-point="11" svg:d="M14525 5300h-787v1h-788" svg:viewBox="0 0 1576 2">
          <text:p/>
        </draw:connector>
        <draw:custom-shape draw:style-name="gr7" draw:text-style-name="P9" xml:id="id3" draw:id="id3" draw:layer="layout" svg:width="2.3cm" svg:height="2.3cm" svg:x="5.28cm" svg:y="5.577cm">
          <text:p text:style-name="P5">转子</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9" xml:id="id5" draw:id="id5" draw:layer="layout" svg:width="2.3cm" svg:height="2.3cm" svg:x="7.05cm" svg:y="6.753cm">
          <text:p text:style-name="P5">定子</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8" draw:text-style-name="P8" draw:layer="layout" svg:x1="6.43cm" svg:y1="7.877cm" svg:x2="6.443cm" svg:y2="13.266cm" draw:start-shape="id3" draw:start-glue-point="6" draw:end-shape="id4" draw:end-glue-point="5" svg:d="M6430 7877v2695h13v2694" svg:viewBox="0 0 14 5390">
          <text:p/>
        </draw:connector>
        <draw:connector draw:style-name="gr9" draw:text-style-name="P8" draw:layer="layout" svg:x1="8.2cm" svg:y1="9.053cm" svg:x2="8.199cm" svg:y2="13.266cm" draw:start-shape="id5" draw:start-glue-point="6" draw:end-shape="id4" draw:end-glue-point="4" svg:d="M8200 9053v2107h-1v2106" svg:viewBox="0 0 2 4214">
          <text:p/>
        </draw:connector>
        <draw:connector draw:style-name="gr10" draw:text-style-name="P8" draw:layer="layout" svg:x1="7.58cm" svg:y1="6.727cm" svg:x2="22.831cm" svg:y2="13.1cm" draw:start-shape="id3" draw:start-glue-point="7" draw:end-shape="id6" draw:end-glue-point="0" svg:d="M7580 6727h15251v6373" svg:viewBox="0 0 15252 6374">
          <text:p/>
        </draw:connector>
        <draw:connector draw:style-name="gr11" draw:text-style-name="P8" draw:layer="layout" svg:x1="9.35cm" svg:y1="7.903cm" svg:x2="22.001cm" svg:y2="13.173cm" draw:start-shape="id5" draw:start-glue-point="7" draw:end-shape="id6" draw:end-glue-point="10" svg:d="M9350 7903h12651v5270" svg:viewBox="0 0 12652 5271">
          <text:p/>
        </draw:connector>
        <draw:connector draw:style-name="gr12" draw:text-style-name="P8" draw:layer="layout" svg:x1="5.28cm" svg:y1="6.727cm" svg:x2="3.545cm" svg:y2="13.266cm" draw:start-shape="id3" draw:start-glue-point="5" draw:end-shape="id7" draw:end-glue-point="0" svg:d="M5280 6727h-1735v6539" svg:viewBox="0 0 1736 6540">
          <text:p/>
        </draw:connector>
        <draw:connector draw:style-name="gr13" draw:text-style-name="P8" draw:layer="layout" svg:x1="10.949cm" svg:y1="9.299cm" svg:x2="14.475cm" svg:y2="10.95cm" draw:start-shape="id2" draw:start-glue-point="10" draw:end-shape="id8" draw:end-glue-point="6" svg:d="M10949 9299v1651h3526" svg:viewBox="0 0 3527 1652">
          <text:p/>
        </draw:connector>
        <draw:connector draw:style-name="gr13" draw:text-style-name="P8" draw:layer="layout" svg:x1="16.575cm" svg:y1="10.95cm" svg:x2="18.75cm" svg:y2="15cm" draw:start-shape="id8" draw:start-glue-point="10" draw:end-shape="id9" draw:end-glue-point="4" svg:d="M16575 10950h2175v4050" svg:viewBox="0 0 2176 4051">
          <text:p/>
        </draw:connector>
        <draw:custom-shape draw:style-name="gr14" draw:text-style-name="P10" xml:id="id10" draw:id="id10" draw:layer="layout" svg:width="6.75cm" svg:height="1.5cm" svg:x="5.325cm" svg:y="17.58cm">
          <draw:glue-point draw:id="4" svg:x="-2.251cm" svg:y="-5cm"/>
          <draw:glue-point draw:id="5" svg:x="1.705cm" svg:y="-5.006cm"/>
          <text:p text:style-name="P5">过程强化</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2" xml:id="id11" draw:id="id11" draw:layer="layout" svg:width="1.75cm" svg:height="1cm" svg:x="6.308cm" svg:y="15.68cm">
          <text:p text:style-name="P11">高效</text:p>
          <draw:enhanced-geometry svg:viewBox="0 0 21600 21600" draw:type="rectangle" draw:enhanced-path="M 0 0 L 21600 0 21600 21600 0 21600 0 0 Z N"/>
        </draw:custom-shape>
        <draw:custom-shape draw:style-name="gr16" draw:text-style-name="P13" xml:id="id9" draw:id="id9" draw:layer="layout" svg:width="2.2cm" svg:height="2.2cm" svg:x="17.65cm" svg:y="15cm">
          <text:p text:style-name="P11">均匀</text:p>
          <text:p text:style-name="P11">混合</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2" xml:id="id12" draw:id="id12" draw:layer="layout" svg:width="3cm" svg:height="1cm" svg:x="12.9cm" svg:y="15.6cm">
          <text:p text:style-name="P11">分子级别</text:p>
          <draw:enhanced-geometry svg:viewBox="0 0 21600 21600" draw:type="rectangle" draw:enhanced-path="M 0 0 L 21600 0 21600 21600 0 21600 0 0 Z N"/>
        </draw:custom-shape>
        <draw:connector draw:style-name="gr18" draw:text-style-name="P8" draw:layer="layout" svg:x1="12.075cm" svg:y1="18.33cm" svg:x2="18.75cm" svg:y2="17.2cm" draw:start-shape="id10" draw:start-glue-point="1" draw:end-shape="id9" draw:end-glue-point="8" svg:d="M12075 18330h6675v-1130" svg:viewBox="0 0 6676 1131">
          <text:p/>
        </draw:connector>
        <draw:connector draw:style-name="gr19" draw:text-style-name="P8" draw:layer="layout" svg:x1="7.183cm" svg:y1="16.68cm" svg:x2="7.181cm" svg:y2="17.58cm" draw:start-shape="id11" draw:start-glue-point="2" draw:end-shape="id10" draw:end-glue-point="4" svg:d="M7183 16680v450h-2v450" svg:viewBox="0 0 3 901">
          <text:p/>
        </draw:connector>
        <draw:connector draw:style-name="gr20" draw:text-style-name="P8" draw:layer="layout" svg:x1="12.9cm" svg:y1="16.1cm" svg:x2="9.85cm" svg:y2="17.58cm" draw:start-shape="id12" draw:start-glue-point="3" draw:end-shape="id10" draw:end-glue-point="5" svg:d="M12900 16100h-3050v1480" svg:viewBox="0 0 3051 1481">
          <text:p/>
        </draw:connector>
        <draw:custom-shape draw:style-name="gr21" draw:text-style-name="P15" xml:id="id7" draw:id="id7" draw:layer="layout" svg:width="3.189cm" svg:height="1.1cm" svg:x="1.951cm" svg:y="13.266cm">
          <text:p text:style-name="P14"><text:span text:style-name="T3">高切线速度</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5" xml:id="id4" draw:id="id4" draw:layer="layout" svg:width="3.335cm" svg:height="1.1cm" svg:x="5.516cm" svg:y="13.266cm">
          <draw:glue-point draw:id="4" svg:x="3.049cm" svg:y="-5cm"/>
          <draw:glue-point draw:id="5" svg:x="-2.22cm" svg:y="-5.011cm"/>
          <text:p text:style-name="P14"><text:span text:style-name="T3">高速度梯度</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3" draw:text-style-name="P8" draw:layer="layout" svg:x1="3.545cm" svg:y1="14.366cm" svg:x2="6.308cm" svg:y2="16.18cm" draw:start-shape="id7" draw:start-glue-point="2" draw:end-shape="id11" draw:end-glue-point="3" svg:d="M3545 14366v1814h2763" svg:viewBox="0 0 2764 1815">
          <text:p/>
        </draw:connector>
        <draw:connector draw:style-name="gr24" draw:text-style-name="P8" draw:layer="layout" svg:x1="7.183cm" svg:y1="14.366cm" svg:x2="7.183cm" svg:y2="15.68cm" draw:start-shape="id4" draw:start-glue-point="2" draw:end-shape="id11" draw:end-glue-point="0" svg:d="M7183 14366v1314" svg:viewBox="0 0 1 1315">
          <text:p/>
        </draw:connector>
        <draw:connector draw:style-name="gr25" draw:text-style-name="P8" draw:layer="layout" svg:x1="15.9cm" svg:y1="16.1cm" svg:x2="17.65cm" svg:y2="16.1cm" draw:start-shape="id12" draw:start-glue-point="1" draw:end-shape="id9" draw:end-glue-point="6" svg:d="M15900 16100h1750" svg:viewBox="0 0 1751 1">
          <text:p/>
        </draw:connector>
        <draw:g xml:id="id6" draw:id="id6">
          <draw:glue-point draw:id="4" svg:x="-5.002cm" svg:y="1.312cm"/>
          <draw:glue-point draw:id="5" svg:x="-5.002cm" svg:y="-2.02cm"/>
          <draw:glue-point draw:id="6" svg:x="-5.002cm" svg:y="-1.945cm"/>
          <draw:glue-point draw:id="7" svg:x="-4.317cm" svg:y="-1.945cm"/>
          <draw:glue-point draw:id="8" svg:x="-5cm" svg:y="-2.018cm"/>
          <draw:glue-point draw:id="9" svg:x="-1.586cm" svg:y="-5.002cm"/>
          <draw:glue-point draw:id="10" svg:x="-2.269cm" svg:y="-4.879cm"/>
          <draw:glue-point draw:id="11" svg:x="-2.269cm" svg:y="-4.879cm"/>
          <draw:glue-point draw:id="12" svg:x="-2.269cm" svg:y="-5.002cm"/>
          <draw:custom-shape draw:style-name="gr26" draw:text-style-name="P16" draw:layer="layout" svg:width="3.662cm" svg:height="6cm" svg:x="21cm" svg:y="13.1cm">
            <draw:glue-point draw:id="4" svg:x="-5.002cm" svg:y="-2.407cm"/>
            <draw:glue-point draw:id="5" svg:x="-5.002cm" svg:y="2.407cm"/>
            <text:p/>
            <draw:enhanced-geometry svg:viewBox="0 0 21600 21600" draw:mirror-horizontal="false" draw:mirror-vertical="false" draw:path-stretchpoint-x="10800" draw:path-stretchpoint-y="10800" draw:text-areas="?f3 ?f4 ?f5 ?f6" draw:type="round-rectangle" draw:modifiers="5466.3239074550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8" draw:layer="layout" svg:width="1.379cm" svg:height="1.363cm" svg:x="21.38cm" svg:y="13.223cm">
            <text:p text:style-name="P17"><text:span text:style-name="T4">剪切</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8" draw:text-style-name="P18" draw:layer="layout" svg:width="1.377cm" svg:height="1.363cm" svg:x="22.936cm" svg:y="16.119cm">
            <text:p text:style-name="P17"><text:span text:style-name="T4">挤压</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18" draw:layer="layout" svg:width="1.379cm" svg:height="1.364cm" svg:x="21.38cm" svg:y="16.132cm">
            <text:p text:style-name="P17"><text:span text:style-name="T4">摩擦</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0" draw:text-style-name="P18" draw:layer="layout" svg:width="1.379cm" svg:height="1.364cm" svg:x="21.38cm" svg:y="14.7cm">
            <text:p text:style-name="P17"><text:span text:style-name="T4">撞击</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1" draw:text-style-name="P18" draw:layer="layout" svg:width="1.378cm" svg:height="1.364cm" svg:x="22.897cm" svg:y="14.7cm">
            <text:p text:style-name="P17"><text:span text:style-name="T4">研磨</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18" draw:layer="layout" svg:width="1.378cm" svg:height="1.363cm" svg:x="22.897cm" svg:y="13.223cm">
            <text:p text:style-name="P17"><text:span text:style-name="T4">湍流</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18" draw:layer="layout" svg:width="1.378cm" svg:height="1.363cm" svg:x="21.366cm" svg:y="17.603cm">
            <text:p text:style-name="P17"><text:span text:style-name="T4">空化</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4" draw:text-style-name="P20" draw:layer="layout" svg:width="6.852cm" svg:height="1.945cm" svg:x="9.25cm" svg:y="13cm">
          <draw:text-box>
            <text:p text:style-name="P19"><text:span text:style-name="T5">工作介质</text:span></text:p>
            <text:p text:style-name="P19"><text:span text:style-name="T5">（气液固单相或多相）</text:span></text:p>
          </draw:text-box>
        </draw:frame>
        <draw:connector draw:style-name="gr35" draw:text-style-name="P8" draw:layer="layout" svg:x1="21cm" svg:y1="16.1cm" svg:x2="19.85cm" svg:y2="16.1cm" draw:start-shape="id6" draw:start-glue-point="3" draw:end-shape="id9" draw:end-glue-point="10" svg:d="M21000 16100h-1150" svg:viewBox="0 0 1151 1">
          <text:p/>
        </draw:connector>
        <draw:custom-shape draw:style-name="gr36" draw:text-style-name="P21" xml:id="id1" draw:id="id1" draw:layer="layout" svg:width="2cm" svg:height="2cm" svg:x="14.525cm" svg:y="4.3cm">
          <text:p text:style-name="P5">结构</text:p>
          <text:p text:style-name="P5">创新</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3" xml:id="id8" draw:id="id8" draw:layer="layout" svg:width="2.1cm" svg:height="2.1cm" svg:x="14.475cm" svg:y="9.9cm">
          <text:p text:style-name="P22"><text:span text:style-name="T6">工艺</text:span></text:p>
          <text:p text:style-name="P22"><text:span text:style-name="T6">匹配</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3.75cm" svg:height="10cm" svg:x="24.951cm" svg:y="2.801cm">
          <text:p text:style-name="P5">关键问题</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1" draw:layer="layout" svg:width="2cm" svg:height="2cm" svg:x="25.926cm" svg:y="4.301cm">
          <text:p text:style-name="P5">使用</text:p>
          <text:p text:style-name="P5">场景</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1" draw:layer="layout" svg:width="2cm" svg:height="2cm" svg:x="25.927cm" svg:y="6.502cm">
          <text:p text:style-name="P5">构型</text:p>
          <text:p text:style-name="P5">选择</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21" draw:layer="layout" svg:width="2cm" svg:height="2cm" svg:x="25.928cm" svg:y="8.703cm">
          <text:p text:style-name="P5">工业</text:p>
          <text:p text:style-name="P5">应用</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8" draw:text-style-name="P8" draw:layer="layout" svg:x1="8.7cm" svg:y1="9.3cm" svg:x2="8.7cm" svg:y2="17.58cm" draw:start-shape="id2" draw:start-glue-point="2" draw:end-shape="id10" draw:end-glue-point="0" svg:d="M8700 9300v8280" svg:viewBox="0 0 1 8281">
          <text:p/>
        </draw:connector>
      </draw:page>
      <draw:page draw:name="page2" draw:style-name="dp1" draw:master-page-name="默认">
        <draw:custom-shape draw:style-name="gr39" draw:text-style-name="P24" xml:id="id30" draw:id="id30" draw:layer="layout" svg:width="2.75cm" svg:height="6.75cm" svg:x="25.5cm" svg:y="5cm">
          <text:p text:style-name="P5">核心部件</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0" draw:text-style-name="P3" draw:layer="layout" svg:width="5.756cm" svg:height="1.098cm" svg:x="1.072cm" svg:y="1cm">
          <draw:text-box>
            <text:p>第一节 构成与分类</text:p>
          </draw:text-box>
        </draw:frame>
        <draw:custom-shape draw:style-name="gr41" draw:text-style-name="P25" xml:id="id13" draw:id="id13" draw:layer="layout" svg:width="4.5cm" svg:height="1.75cm" svg:x="1.3cm" svg:y="11.15cm">
          <text:p text:style-name="P11">高剪切混合器</text:p>
          <draw:enhanced-geometry svg:viewBox="0 0 21600 21600" draw:glue-points="10800 0 0 10800 10800 21600 21600 10800" draw:path-stretchpoint-x="10800" draw:path-stretchpoint-y="10800" draw:text-areas="?f5 ?f6 ?f7 ?f8" draw:type="octagon" draw:modifiers="4132.4957167333"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2" draw:text-style-name="P26" xml:id="id15" draw:id="id15" draw:layer="layout" svg:width="2.699cm" svg:height="1.75cm" svg:x="11.55cm" svg:y="6.4cm">
          <text:p text:style-name="P11">间隙式</text:p>
          <draw:enhanced-geometry svg:viewBox="0 0 21600 21600" draw:glue-points="10800 0 0 10800 10800 21600 21600 10800" draw:path-stretchpoint-x="10800" draw:path-stretchpoint-y="10800" draw:text-areas="?f5 ?f6 ?f7 ?f8" draw:type="octagon" draw:modifiers="4132.4957167333"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3" draw:text-style-name="P26" xml:id="id16" draw:id="id16" draw:layer="layout" svg:width="2.699cm" svg:height="1.75cm" svg:x="11.551cm" svg:y="13.601cm">
          <text:p text:style-name="P11">连续式</text:p>
          <draw:enhanced-geometry svg:viewBox="0 0 21600 21600" draw:glue-points="10800 0 0 10800 10800 21600 21600 10800" draw:path-stretchpoint-x="10800" draw:path-stretchpoint-y="10800" draw:text-areas="?f5 ?f6 ?f7 ?f8" draw:type="octagon" draw:modifiers="4132.4957167333"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44" draw:text-style-name="P5" xml:id="id14" draw:id="id14" draw:layer="layout" svg:width="3.25cm" svg:height="1.75cm" svg:x="7cm" svg:y="9.2cm">
          <text:p text:style-name="P5">按操作模式</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5" draw:text-style-name="P8" draw:layer="layout" svg:x1="5.8cm" svg:y1="12.025cm" svg:x2="7cm" svg:y2="10.075cm" draw:start-shape="id13" draw:start-glue-point="7" draw:end-shape="id14" draw:end-glue-point="6" svg:d="M5800 12025h601v-1950h599" svg:viewBox="0 0 1201 1951">
          <text:p/>
        </draw:connector>
        <draw:connector draw:style-name="gr35" draw:text-style-name="P8" draw:layer="layout" svg:x1="10.25cm" svg:y1="10.075cm" svg:x2="11.55cm" svg:y2="7.275cm" draw:start-shape="id14" draw:start-glue-point="10" draw:end-shape="id15" draw:end-glue-point="5" svg:d="M10250 10075h650v-2800h650" svg:viewBox="0 0 1301 2801">
          <text:p/>
        </draw:connector>
        <draw:connector draw:style-name="gr35" draw:text-style-name="P8" draw:layer="layout" svg:x1="10.25cm" svg:y1="10.075cm" svg:x2="11.551cm" svg:y2="14.476cm" draw:start-shape="id14" draw:start-glue-point="10" draw:end-shape="id16" draw:end-glue-point="5" svg:d="M10250 10075h651v4401h650" svg:viewBox="0 0 1302 4402">
          <text:p/>
        </draw:connector>
        <draw:custom-shape draw:style-name="gr45" draw:text-style-name="P5" xml:id="id17" draw:id="id17" draw:layer="layout" svg:width="3cm" svg:height="1.25cm" svg:x="15.75cm" svg:y="4.75cm">
          <text:p text:style-name="P5">组成</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27" xml:id="id18" draw:id="id18" draw:layer="layout" svg:width="2.25cm" svg:height="1cm" svg:x="20cm" svg:y="3.5cm">
          <text:p text:style-name="P5">剪切头</text:p>
          <draw:enhanced-geometry svg:viewBox="0 0 21600 21600" draw:type="rectangle" draw:enhanced-path="M 0 0 L 21600 0 21600 21600 0 21600 0 0 Z N"/>
        </draw:custom-shape>
        <draw:connector draw:style-name="gr35" draw:text-style-name="P8" draw:layer="layout" svg:x1="14.249cm" svg:y1="7.275cm" svg:x2="15.75cm" svg:y2="5.375cm" draw:start-shape="id15" draw:start-glue-point="7" draw:end-shape="id17" draw:end-glue-point="3" svg:d="M14249 7275h751v-1900h750" svg:viewBox="0 0 1502 1901">
          <text:p/>
        </draw:connector>
        <draw:connector draw:style-name="gr35" draw:text-style-name="P8" draw:layer="layout" svg:x1="18.75cm" svg:y1="5.375cm" svg:x2="20cm" svg:y2="4cm" draw:start-shape="id17" draw:start-glue-point="1" draw:end-shape="id18" draw:end-glue-point="3" svg:d="M18750 5375h626v-1375h624" svg:viewBox="0 0 1251 1376">
          <text:p/>
        </draw:connector>
        <draw:custom-shape draw:style-name="gr46" draw:text-style-name="P27" xml:id="id19" draw:id="id19" draw:layer="layout" svg:width="2.25cm" svg:height="1cm" svg:x="20cm" svg:y="4.7cm">
          <text:p text:style-name="P5">搅拌轴</text:p>
          <draw:enhanced-geometry svg:viewBox="0 0 21600 21600" draw:type="rectangle" draw:enhanced-path="M 0 0 L 21600 0 21600 21600 0 21600 0 0 Z N"/>
        </draw:custom-shape>
        <draw:custom-shape draw:style-name="gr46" draw:text-style-name="P27" xml:id="id20" draw:id="id20" draw:layer="layout" svg:width="2.25cm" svg:height="1cm" svg:x="20cm" svg:y="5.9cm">
          <text:p text:style-name="P5">容器</text:p>
          <draw:enhanced-geometry svg:viewBox="0 0 21600 21600" draw:type="rectangle" draw:enhanced-path="M 0 0 L 21600 0 21600 21600 0 21600 0 0 Z N"/>
        </draw:custom-shape>
        <draw:connector draw:style-name="gr35" draw:text-style-name="P8" draw:layer="layout" svg:x1="18.75cm" svg:y1="5.375cm" svg:x2="20cm" svg:y2="5.2cm" draw:start-shape="id17" draw:start-glue-point="1" draw:end-shape="id19" draw:end-glue-point="3" svg:d="M18750 5375h626v-175h624" svg:viewBox="0 0 1251 176">
          <text:p/>
        </draw:connector>
        <draw:connector draw:style-name="gr35" draw:text-style-name="P8" draw:layer="layout" svg:x1="18.75cm" svg:y1="5.375cm" svg:x2="20cm" svg:y2="6.4cm" draw:start-shape="id17" draw:start-glue-point="1" draw:end-shape="id20" draw:end-glue-point="3" svg:d="M18750 5375h626v1025h624" svg:viewBox="0 0 1251 1026">
          <text:p/>
        </draw:connector>
        <draw:custom-shape draw:style-name="gr47" draw:text-style-name="P5" xml:id="id21" draw:id="id21" draw:layer="layout" svg:width="3cm" svg:height="1.25cm" svg:x="15.751cm" svg:y="8.851cm">
          <text:p text:style-name="P5">设计型式</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5" draw:text-style-name="P8" draw:layer="layout" svg:x1="14.249cm" svg:y1="7.275cm" svg:x2="15.751cm" svg:y2="9.476cm" draw:start-shape="id15" draw:start-glue-point="7" draw:end-shape="id21" draw:end-glue-point="3" svg:d="M14249 7275h751v2201h751" svg:viewBox="0 0 1503 2202">
          <text:p/>
        </draw:connector>
        <draw:custom-shape draw:style-name="gr46" draw:text-style-name="P27" xml:id="id22" draw:id="id22" draw:layer="layout" svg:width="2.25cm" svg:height="1cm" svg:x="20cm" svg:y="7.7cm">
          <text:p text:style-name="P5">径流式</text:p>
          <draw:enhanced-geometry svg:viewBox="0 0 21600 21600" draw:type="rectangle" draw:enhanced-path="M 0 0 L 21600 0 21600 21600 0 21600 0 0 Z N"/>
        </draw:custom-shape>
        <draw:custom-shape draw:style-name="gr46" draw:text-style-name="P27" xml:id="id23" draw:id="id23" draw:layer="layout" svg:width="2.25cm" svg:height="1cm" svg:x="20cm" svg:y="8.9cm">
          <text:p text:style-name="P5">轴流式</text:p>
          <draw:enhanced-geometry svg:viewBox="0 0 21600 21600" draw:type="rectangle" draw:enhanced-path="M 0 0 L 21600 0 21600 21600 0 21600 0 0 Z N"/>
        </draw:custom-shape>
        <draw:custom-shape draw:style-name="gr46" draw:text-style-name="P27" xml:id="id24" draw:id="id24" draw:layer="layout" svg:width="2.25cm" svg:height="1cm" svg:x="20cm" svg:y="10.1cm">
          <text:p text:style-name="P5">捷流式</text:p>
          <draw:enhanced-geometry svg:viewBox="0 0 21600 21600" draw:type="rectangle" draw:enhanced-path="M 0 0 L 21600 0 21600 21600 0 21600 0 0 Z N"/>
        </draw:custom-shape>
        <draw:connector draw:style-name="gr35" draw:text-style-name="P8" draw:layer="layout" svg:x1="18.751cm" svg:y1="9.476cm" svg:x2="20cm" svg:y2="8.2cm" draw:start-shape="id21" draw:start-glue-point="1" draw:end-shape="id22" draw:end-glue-point="3" svg:d="M18751 9476h625v-1276h624" svg:viewBox="0 0 1250 1277">
          <text:p/>
        </draw:connector>
        <draw:connector draw:style-name="gr35" draw:text-style-name="P8" draw:layer="layout" svg:x1="18.751cm" svg:y1="9.476cm" svg:x2="20cm" svg:y2="9.4cm" draw:start-shape="id21" draw:start-glue-point="1" draw:end-shape="id23" svg:d="M18751 9476h625v-76h624" svg:viewBox="0 0 1250 77">
          <text:p/>
        </draw:connector>
        <draw:connector draw:style-name="gr35" draw:text-style-name="P8" draw:layer="layout" svg:x1="18.751cm" svg:y1="9.476cm" svg:x2="20cm" svg:y2="10.6cm" draw:start-shape="id21" draw:start-glue-point="1" draw:end-shape="id24" svg:d="M18751 9476h625v1124h624" svg:viewBox="0 0 1250 1125">
          <text:p/>
        </draw:connector>
        <draw:custom-shape draw:style-name="gr47" draw:text-style-name="P5" xml:id="id25" draw:id="id25" draw:layer="layout" svg:width="3cm" svg:height="1.25cm" svg:x="15.752cm" svg:y="13.852cm">
          <text:p text:style-name="P5">设计型式</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5" draw:text-style-name="P8" draw:layer="layout" svg:x1="14.25cm" svg:y1="14.476cm" svg:x2="15.752cm" svg:y2="14.477cm" draw:start-shape="id16" draw:start-glue-point="7" draw:end-shape="id25" draw:end-glue-point="3" svg:d="M14250 14476h751v1h751" svg:viewBox="0 0 1503 2">
          <text:p/>
        </draw:connector>
        <draw:custom-shape draw:style-name="gr48" draw:text-style-name="P27" xml:id="id26" draw:id="id26" draw:layer="layout" svg:width="3.75cm" svg:height="1cm" svg:x="20cm" svg:y="13.1cm">
          <text:p text:style-name="P5">定子齿合型</text:p>
          <draw:enhanced-geometry svg:viewBox="0 0 21600 21600" draw:type="rectangle" draw:enhanced-path="M 0 0 L 21600 0 21600 21600 0 21600 0 0 Z N"/>
        </draw:custom-shape>
        <draw:custom-shape draw:style-name="gr48" draw:text-style-name="P27" xml:id="id27" draw:id="id27" draw:layer="layout" svg:width="3.75cm" svg:height="1cm" svg:x="20cm" svg:y="15.1cm">
          <text:p text:style-name="P5">叶片网孔型</text:p>
          <draw:enhanced-geometry svg:viewBox="0 0 21600 21600" draw:type="rectangle" draw:enhanced-path="M 0 0 L 21600 0 21600 21600 0 21600 0 0 Z N"/>
        </draw:custom-shape>
        <draw:connector draw:style-name="gr35" draw:text-style-name="P8" draw:layer="layout" svg:x1="18.752cm" svg:y1="14.477cm" svg:x2="20cm" svg:y2="13.6cm" draw:start-shape="id25" draw:start-glue-point="1" draw:end-shape="id26" draw:end-glue-point="3" svg:d="M18752 14477h625v-877h623" svg:viewBox="0 0 1249 878">
          <text:p/>
        </draw:connector>
        <draw:connector draw:style-name="gr35" draw:text-style-name="P8" draw:layer="layout" svg:x1="18.752cm" svg:y1="14.477cm" svg:x2="20cm" svg:y2="15.6cm" draw:start-shape="id25" draw:start-glue-point="1" draw:end-shape="id27" draw:end-glue-point="3" svg:d="M18752 14477h625v1123h623" svg:viewBox="0 0 1249 1124">
          <text:p/>
        </draw:connector>
        <draw:connector draw:style-name="gr49" draw:text-style-name="P8" draw:layer="layout" svg:x1="25.725cm" svg:y1="7.85cm" svg:x2="22.25cm" svg:y2="4cm" draw:start-shape="id28" draw:start-glue-point="5" draw:end-shape="id18" draw:end-glue-point="1" svg:d="M25725 7850h-1737v-3850h-1738" svg:viewBox="0 0 3476 3851">
          <text:p/>
        </draw:connector>
        <draw:connector draw:style-name="gr49" draw:text-style-name="P8" draw:layer="layout" svg:x1="25.725cm" svg:y1="10.25cm" svg:x2="22.25cm" svg:y2="4cm" draw:start-shape="id29" draw:start-glue-point="5" draw:end-shape="id18" draw:end-glue-point="1" svg:d="M25725 10250h-1737v-6250h-1738" svg:viewBox="0 0 3476 6251">
          <text:p/>
        </draw:connector>
        <draw:connector draw:style-name="gr50" draw:text-style-name="P8" draw:layer="layout" draw:line-skew="-2.249cm" svg:x1="3.55cm" svg:y1="11.15cm" svg:x2="26.875cm" svg:y2="5cm" draw:start-shape="id13" draw:start-glue-point="0" draw:end-shape="id30" draw:end-glue-point="0" svg:d="M3550 11150v-8900h23325v2750" svg:viewBox="0 0 23326 8901">
          <text:p/>
        </draw:connector>
        <draw:custom-shape draw:style-name="gr7" draw:text-style-name="P9" xml:id="id29" draw:id="id29" draw:layer="layout" svg:width="2.3cm" svg:height="2.3cm" svg:x="25.725cm" svg:y="9.1cm">
          <text:p text:style-name="P5">转子</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9" xml:id="id28" draw:id="id28" draw:layer="layout" svg:width="2.3cm" svg:height="2.3cm" svg:x="25.725cm" svg:y="6.7cm">
          <text:p text:style-name="P5">定子</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35" draw:text-style-name="P8" draw:layer="layout" svg:x1="23.75cm" svg:y1="13.6cm" svg:x2="26.875cm" svg:y2="11.75cm" draw:start-shape="id26" draw:start-glue-point="1" draw:end-shape="id30" draw:end-glue-point="2" svg:d="M23750 13600h3125v-1850" svg:viewBox="0 0 3126 1851">
          <text:p/>
        </draw:connector>
        <draw:connector draw:style-name="gr35" draw:text-style-name="P8" draw:layer="layout" svg:x1="23.75cm" svg:y1="15.6cm" svg:x2="26.875cm" svg:y2="11.75cm" draw:start-shape="id27" draw:start-glue-point="1" draw:end-shape="id30" draw:end-glue-point="2" svg:d="M23750 15600h3125v-3850" svg:viewBox="0 0 3126 3851">
          <text:p/>
        </draw:connector>
        <draw:custom-shape draw:style-name="gr44" draw:text-style-name="P5" xml:id="id31" draw:id="id31" draw:layer="layout" svg:width="3.25cm" svg:height="1.75cm" svg:x="7.001cm" svg:y="16.251cm">
          <text:p text:style-name="P5">按?模式</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5" draw:text-style-name="P8" draw:layer="layout" svg:x1="5.8cm" svg:y1="12.025cm" svg:x2="7.001cm" svg:y2="17.126cm" draw:start-shape="id13" draw:start-glue-point="7" draw:end-shape="id31" draw:end-glue-point="6" svg:d="M5800 12025h601v5101h600" svg:viewBox="0 0 1202 5102">
          <text:p/>
        </draw:connector>
        <draw:custom-shape draw:style-name="gr51" draw:text-style-name="P26" xml:id="id32" draw:id="id32" draw:layer="layout" svg:width="2.699cm" svg:height="1.75cm" svg:x="11.551cm" svg:y="16.251cm">
          <text:p text:style-name="P11">?</text:p>
          <draw:enhanced-geometry svg:viewBox="0 0 21600 21600" draw:glue-points="10800 0 0 10800 10800 21600 21600 10800" draw:path-stretchpoint-x="10800" draw:path-stretchpoint-y="10800" draw:text-areas="?f5 ?f6 ?f7 ?f8" draw:type="octagon" draw:modifiers="4132.4957167333"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onnector draw:style-name="gr35" draw:text-style-name="P8" draw:layer="layout" svg:x1="10.251cm" svg:y1="17.126cm" svg:x2="11.551cm" svg:y2="17.126cm" draw:start-shape="id31" draw:start-glue-point="10" draw:end-shape="id32" draw:end-glue-point="5" svg:d="M10251 17126h1300" svg:viewBox="0 0 1301 1">
          <text:p/>
        </draw:connector>
        <draw:frame draw:style-name="gr52" draw:text-style-name="P28" draw:layer="layout" svg:width="18.282cm" svg:height="1.098cm" svg:x="9.5cm" svg:y="18.75cm">
          <draw:text-box>
            <text:p><text:span text:style-name="T7">其他分类方法没有讲，是否按介质？按行业？按速度？按容积？</text:span></text:p>
          </draw:text-box>
        </draw:frame>
      </draw:page>
      <draw:page draw:name="page3" draw:style-name="dp1" draw:master-page-name="默认">
        <draw:frame draw:style-name="gr53" draw:text-style-name="P3" draw:layer="layout" svg:width="5.121cm" svg:height="1.098cm" svg:x="1.072cm" svg:y="1cm">
          <draw:text-box>
            <text:p>第二节 性能概述</text:p>
          </draw:text-box>
        </draw:frame>
        <draw:custom-shape draw:style-name="gr54" draw:text-style-name="P29" xml:id="id33" draw:id="id33" draw:layer="layout" svg:width="5.25cm" svg:height="1.5cm" svg:x="2cm" svg:y="5.5cm">
          <text:p text:style-name="P5">主要参数</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9" xml:id="id34" draw:id="id34" draw:layer="layout" svg:width="5.25cm" svg:height="1.5cm" svg:x="9.001cm" svg:y="3.501cm">
          <text:p text:style-name="P5">定转子间隙</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9" xml:id="id37" draw:id="id37" draw:layer="layout" svg:width="5.25cm" svg:height="1.5cm" svg:x="16.002cm" svg:y="3.502cm">
          <text:p text:style-name="P5">100-3000<text:span text:style-name="T8">µ</text:span>m</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9" xml:id="id35" draw:id="id35" draw:layer="layout" svg:width="5.25cm" svg:height="1.5cm" svg:x="9.002cm" svg:y="5.502cm">
          <text:p text:style-name="P5">转子末端速度</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9" xml:id="id38" draw:id="id38" draw:layer="layout" svg:width="5.25cm" svg:height="1.5cm" svg:x="16.003cm" svg:y="5.503cm">
          <text:p text:style-name="P5">10-50m/s</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9" xml:id="id36" draw:id="id36" draw:layer="layout" svg:width="5.25cm" svg:height="1.5cm" svg:x="9.003cm" svg:y="7.503cm">
          <text:p text:style-name="P5">剪切速率</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29" xml:id="id39" draw:id="id39" draw:layer="layout" svg:width="5.25cm" svg:height="1.5cm" svg:x="16.004cm" svg:y="7.504cm">
          <text:p text:style-name="P5">20000-100000/s</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5" draw:text-style-name="P8" draw:layer="layout" svg:x1="7.25cm" svg:y1="6.25cm" svg:x2="9.001cm" svg:y2="4.251cm" draw:start-shape="id33" draw:start-glue-point="1" draw:end-shape="id34" draw:end-glue-point="3" svg:d="M7250 6250h876v-1999h875" svg:viewBox="0 0 1752 2000">
          <text:p/>
        </draw:connector>
        <draw:connector draw:style-name="gr35" draw:text-style-name="P8" draw:layer="layout" svg:x1="7.25cm" svg:y1="6.25cm" svg:x2="9.002cm" svg:y2="6.252cm" draw:start-shape="id33" draw:start-glue-point="1" draw:end-shape="id35" draw:end-glue-point="3" svg:d="M7250 6250h877v2h875" svg:viewBox="0 0 1753 3">
          <text:p/>
        </draw:connector>
        <draw:connector draw:style-name="gr35" draw:text-style-name="P8" draw:layer="layout" svg:x1="7.25cm" svg:y1="6.25cm" svg:x2="9.003cm" svg:y2="8.253cm" draw:start-shape="id33" draw:start-glue-point="1" draw:end-shape="id36" svg:d="M7250 6250h877v2003h876" svg:viewBox="0 0 1754 2004">
          <text:p/>
        </draw:connector>
        <draw:connector draw:style-name="gr35" draw:text-style-name="P8" draw:layer="layout" svg:x1="14.251cm" svg:y1="4.251cm" svg:x2="16.002cm" svg:y2="4.252cm" draw:start-shape="id34" draw:start-glue-point="1" draw:end-shape="id37" draw:end-glue-point="3" svg:d="M14251 4251h876v1h875" svg:viewBox="0 0 1752 2">
          <text:p/>
        </draw:connector>
        <draw:connector draw:style-name="gr35" draw:text-style-name="P8" draw:layer="layout" svg:x1="14.252cm" svg:y1="6.252cm" svg:x2="16.003cm" svg:y2="6.253cm" draw:start-shape="id35" draw:start-glue-point="1" draw:end-shape="id38" draw:end-glue-point="3" svg:d="M14252 6252h876v1h875" svg:viewBox="0 0 1752 2">
          <text:p/>
        </draw:connector>
        <draw:connector draw:style-name="gr35" draw:text-style-name="P8" draw:layer="layout" svg:x1="14.253cm" svg:y1="8.253cm" svg:x2="16.004cm" svg:y2="8.254cm" draw:start-shape="id36" draw:start-glue-point="1" draw:end-shape="id39" svg:d="M14253 8253h876v1h875" svg:viewBox="0 0 1752 2">
          <text:p/>
        </draw:connector>
        <draw:custom-shape draw:style-name="gr55" draw:text-style-name="P31" xml:id="id40" draw:id="id40" draw:layer="layout" svg:width="7cm" svg:height="4.75cm" svg:x="1.35cm" svg:y="11.3cm">
          <text:p text:style-name="P30">根据参数单位是否</text:p>
          <text:p text:style-name="P30">表述为剪切率更合</text:p>
          <text:p text:style-name="P30">适，即每秒剪切次</text:p>
          <text:p text:style-name="P30">数？</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56" draw:text-style-name="P8" draw:layer="layout" draw:type="curve" svg:x1="4.85cm" svg:y1="11.3cm" svg:x2="11.628cm" svg:y2="9.003cm" draw:start-shape="id40" draw:start-glue-point="0" draw:end-shape="id36" draw:end-glue-point="2" svg:d="M4850 11300c0-1722 6778-574 6778-2297" svg:viewBox="0 0 6779 2298">
          <text:p/>
        </draw:connector>
        <draw:custom-shape draw:style-name="gr54" draw:text-style-name="P29" xml:id="id41" draw:id="id41" draw:layer="layout" svg:width="5.25cm" svg:height="1.5cm" svg:x="9.004cm" svg:y="11.004cm">
          <text:p text:style-name="P5">局部能量耗散率</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5" draw:text-style-name="P8" draw:layer="layout" svg:x1="7.25cm" svg:y1="6.25cm" svg:x2="9.004cm" svg:y2="11.754cm" draw:start-shape="id33" draw:start-glue-point="1" draw:end-shape="id41" draw:end-glue-point="3" svg:d="M7250 6250h878v5504h876" svg:viewBox="0 0 1755 5505">
          <text:p/>
        </draw:connector>
        <draw:custom-shape draw:style-name="gr54" draw:text-style-name="P29" xml:id="id42" draw:id="id42" draw:layer="layout" svg:width="5.25cm" svg:height="1.5cm" svg:x="16.005cm" svg:y="11.005cm">
          <text:p text:style-name="P5">10<text:span text:style-name="T9">5</text:span><text:span text:style-name="T10">w/kg</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5" draw:text-style-name="P8" draw:layer="layout" svg:x1="14.254cm" svg:y1="11.754cm" svg:x2="16.005cm" svg:y2="11.755cm" draw:start-shape="id41" draw:start-glue-point="1" draw:end-shape="id42" svg:d="M14254 11754h876v1h875" svg:viewBox="0 0 1752 2">
          <text:p/>
        </draw:connector>
        <draw:frame draw:style-name="gr57" draw:text-style-name="P32" xml:id="id43" draw:id="id43" draw:layer="layout" svg:width="12.074cm" svg:height="2.792cm" svg:x="9.5cm" svg:y="16cm">
          <draw:text-box>
            <text:p>补充知识</text:p>
            <text:p>---能量耗散率。</text:p>
            <text:p>---是否会导致介质温升，温升是否可控。</text:p>
          </draw:text-box>
        </draw:frame>
        <draw:connector draw:style-name="gr35" draw:text-style-name="P8" draw:layer="layout" draw:type="curve" svg:x1="15.537cm" svg:y1="16cm" svg:x2="11.629cm" svg:y2="12.504cm" draw:start-shape="id43" draw:start-glue-point="0" draw:end-shape="id41" draw:end-glue-point="2" svg:d="M15537 16000c0-2620-3908-873-3908-3496" svg:viewBox="0 0 3909 3497">
          <text:p/>
        </draw:connector>
      </draw:page>
      <draw:page draw:name="page4" draw:style-name="dp1" draw:master-page-name="默认">
        <draw:custom-shape draw:style-name="gr58" draw:text-style-name="P33" draw:layer="layout" svg:width="9cm" svg:height="9.25cm" svg:x="9.25cm" svg:y="7.75cm">
          <text:p/>
          <draw:enhanced-geometry svg:viewBox="0 0 21600 21600" draw:type="rectangle" draw:enhanced-path="M 0 0 L 21600 0 21600 21600 0 21600 0 0 Z N"/>
        </draw:custom-shape>
        <draw:custom-shape draw:style-name="gr59" draw:text-style-name="P34" draw:layer="layout" svg:width="7.5cm" svg:height="8cm" svg:x="10cm" svg:y="9cm">
          <text:p/>
          <draw:enhanced-geometry svg:viewBox="0 0 21600 21600" draw:type="rectangle" draw:enhanced-path="M 0 0 L 21600 0 21600 21600 0 21600 0 0 Z N"/>
        </draw:custom-shape>
        <draw:frame draw:style-name="gr53" draw:text-style-name="P35" draw:layer="layout" svg:width="5.121cm" svg:height="1.098cm" svg:x="1.072cm" svg:y="1cm">
          <draw:text-box>
            <text:p><text:span text:style-name="T11">第二节 流动特性</text:span></text:p>
          </draw:text-box>
        </draw:frame>
        <draw:custom-shape draw:style-name="gr60" draw:text-style-name="P36" draw:layer="layout" svg:width="5.5cm" svg:height="6cm" svg:x="11cm" svg:y="9cm">
          <text:p/>
          <draw:enhanced-geometry svg:viewBox="0 0 21600 21600" draw:type="rectangle" draw:enhanced-path="M 0 0 L 21600 0 21600 21600 0 21600 0 0 Z N"/>
        </draw:custom-shape>
        <draw:frame draw:style-name="gr61" draw:text-style-name="P35" draw:layer="layout" svg:width="3.042cm" svg:height="1.098cm" svg:x="6.25cm" svg:y="9.552cm">
          <draw:text-box>
            <text:p><text:span text:style-name="T11">高剪切区</text:span></text:p>
          </draw:text-box>
        </draw:frame>
        <draw:frame draw:style-name="gr61" draw:text-style-name="P35" draw:layer="layout" svg:width="3.042cm" svg:height="1.098cm" svg:x="9.808cm" svg:y="9.552cm">
          <draw:text-box>
            <text:p><text:span text:style-name="T11">高剪切区</text:span></text:p>
          </draw:text-box>
        </draw:frame>
        <draw:frame draw:style-name="gr62" draw:text-style-name="P35" draw:layer="layout" svg:width="2.407cm" svg:height="2.792cm" svg:x="2.05cm" svg:y="9.552cm">
          <draw:text-box>
            <text:p><text:span text:style-name="T11">低剪切</text:span></text:p>
            <text:p><text:span text:style-name="T11">环流区</text:span></text:p>
            <text:p><text:span text:style-name="T11"/></text:p>
          </draw:text-box>
        </draw:frame>
        <draw:line draw:style-name="gr63" draw:text-style-name="P19" draw:layer="layout" svg:x1="9cm" svg:y1="10.101cm" svg:x2="10.25cm" svg:y2="10.101cm">
          <text:p/>
        </draw:line>
        <draw:frame draw:style-name="gr64" draw:text-style-name="P35" draw:layer="layout" svg:width="5.582cm" svg:height="1.098cm" svg:x="21cm" svg:y="4.402cm">
          <draw:text-box>
            <text:p><text:span text:style-name="T11">空穴现象与雷诺数</text:span></text:p>
          </draw:text-box>
        </draw:frame>
        <draw:custom-shape draw:style-name="gr55" draw:text-style-name="P31" draw:layer="layout" svg:width="7cm" svg:height="4.75cm" svg:x="19.75cm" svg:y="8.25cm">
          <text:p text:style-name="P30"><text:span text:style-name="T12">雷</text:span><text:span text:style-name="T11">诺</text:span>数</text:p>
          <text:p text:style-name="P30">补充流体力学知识</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5" draw:text-style-name="P19" draw:layer="layout" svg:width="0.75cm" svg:height="2cm" svg:x="10.2cm" svg:y="13.75cm">
          <text:p/>
          <draw:enhanced-geometry svg:viewBox="0 0 21600 21600" draw:type="rectangle" draw:enhanced-path="M 0 0 L 21600 0 21600 21600 0 21600 0 0 Z N"/>
        </draw:custom-shape>
        <draw:custom-shape draw:style-name="gr65" draw:text-style-name="P19" draw:layer="layout" svg:width="0.75cm" svg:height="2cm" svg:x="16.5cm" svg:y="13.75cm">
          <text:p/>
          <draw:enhanced-geometry svg:viewBox="0 0 21600 21600" draw:type="rectangle" draw:enhanced-path="M 0 0 L 21600 0 21600 21600 0 21600 0 0 Z N"/>
        </draw:custom-shape>
        <draw:custom-shape draw:style-name="gr60" draw:text-style-name="P36" draw:layer="layout" svg:width="2.5cm" svg:height="8cm" svg:x="12.5cm" svg:y="1cm">
          <text:p/>
          <draw:enhanced-geometry svg:viewBox="0 0 21600 21600" draw:type="rectangle" draw:enhanced-path="M 0 0 L 21600 0 21600 21600 0 21600 0 0 Z N"/>
        </draw:custom-shape>
        <draw:custom-shape draw:style-name="gr65" draw:text-style-name="P19" draw:layer="layout" svg:width="0.75cm" svg:height="2cm" svg:x="12.301cm" svg:y="13.75cm">
          <text:p/>
          <draw:enhanced-geometry svg:viewBox="0 0 21600 21600" draw:type="rectangle" draw:enhanced-path="M 0 0 L 21600 0 21600 21600 0 21600 0 0 Z N"/>
        </draw:custom-shape>
        <draw:custom-shape draw:style-name="gr65" draw:text-style-name="P19" draw:layer="layout" svg:width="0.75cm" svg:height="2cm" svg:x="14.401cm" svg:y="13.75cm">
          <text:p/>
          <draw:enhanced-geometry svg:viewBox="0 0 21600 21600" draw:type="rectangle" draw:enhanced-path="M 0 0 L 21600 0 21600 21600 0 21600 0 0 Z N"/>
        </draw:custom-shape>
        <draw:custom-shape draw:style-name="gr66" draw:text-style-name="P37" draw:layer="layout" svg:width="0.75cm" svg:height="1.25cm" svg:x="9.25cm" svg:y="14.1cm">
          <text:p/>
          <draw:enhanced-geometry svg:viewBox="0 0 21600 21600" draw:type="rectangle" draw:enhanced-path="M 0 0 L 21600 0 21600 21600 0 21600 0 0 Z N"/>
        </draw:custom-shape>
        <draw:custom-shape draw:style-name="gr66" draw:text-style-name="P37" draw:layer="layout" svg:width="0.75cm" svg:height="1.25cm" svg:x="17.506cm" svg:y="14.1cm">
          <text:p/>
          <draw:enhanced-geometry svg:viewBox="0 0 21600 21600" draw:type="rectangle" draw:enhanced-path="M 0 0 L 21600 0 21600 21600 0 21600 0 0 Z N"/>
        </draw:custom-shape>
      </draw:page>
      <draw:page draw:name="page5" draw:style-name="dp1" draw:master-page-name="默认"/>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ucida Sans1" svg:font-family="'Lucida Sans'" style:font-family-generic="swiss" style:font-pitch="variable"/>
    <style:font-face style:name="微软雅黑1" svg:font-family="微软雅黑" style:font-family-generic="swiss" style:font-pitch="variable"/>
    <style:font-face style:name="Lucida Sans" svg:font-family="'Lucida Sans'"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styles>
    <draw:gradient draw:name="填充" draw:style="linear" draw:start-color="#ffffff" draw:end-color="#cccccc" draw:start-intensity="100%" draw:end-intensity="100%" draw:angle="30deg" draw:border="0%"/>
    <draw:gradient draw:name="形状" draw:style="rectangular" draw:cx="50%" draw:cy="50%" draw:start-color="#cccccc" draw:end-color="#ffffff" draw:start-intensity="100%" draw:end-intensity="100%" draw:angle="0deg" draw:border="0%"/>
    <draw:gradient draw:name="红色填充" draw:style="linear" draw:start-color="#ff6d6d" draw:end-color="#c9211e" draw:start-intensity="100%" draw:end-intensity="100%" draw:angle="30deg" draw:border="0%"/>
    <draw:gradient draw:name="绿色填充" draw:style="linear" draw:start-color="#77bc65" draw:end-color="#127622" draw:start-intensity="100%" draw:end-intensity="100%" draw:angle="30deg" draw:border="0%"/>
    <draw:gradient draw:name="蓝色填充" draw:style="linear" draw:start-color="#729fcf" draw:end-color="#355269" draw:start-intensity="100%" draw:end-intensity="100%" draw:angle="30deg" draw:border="0%"/>
    <draw:gradient draw:name="黄色填充" draw:style="linear" draw:start-color="#ffde59" draw:end-color="#b47804" draw:start-intensity="100%" draw:end-intensity="100%" draw:angle="30deg" draw:border="0%"/>
    <draw:marker draw:name="Arrow" svg:viewBox="0 0 20 20" svg:d="M0 20l10-20 10 20z"/>
    <draw:marker draw:name="线条箭头_20_10" draw:display-name="线条箭头 10" svg:viewBox="0 0 20 20" svg:d="M0 20l10-20 10 20z"/>
    <draw:marker draw:name="线条箭头_20_11" draw:display-name="线条箭头 11" svg:viewBox="0 0 20 20" svg:d="M0 20l10-20 10 20z"/>
    <draw:marker draw:name="线条箭头_20_12" draw:display-name="线条箭头 12" svg:viewBox="0 0 20 20" svg:d="M0 20l10-20 10 20z"/>
    <draw:marker draw:name="线条箭头_20_13" draw:display-name="线条箭头 13" svg:viewBox="0 0 20 20" svg:d="M0 20l10-20 10 20z"/>
    <draw:marker draw:name="线条箭头_20_14" draw:display-name="线条箭头 14" svg:viewBox="0 0 20 20" svg:d="M0 20l10-20 10 20z"/>
    <draw:marker draw:name="线条箭头_20_15" draw:display-name="线条箭头 15" svg:viewBox="0 0 20 20" svg:d="M0 20l10-20 10 20z"/>
    <draw:marker draw:name="线条箭头_20_3" draw:display-name="线条箭头 3" svg:viewBox="0 0 20 20" svg:d="M0 20l10-20 10 20z"/>
    <draw:marker draw:name="线条箭头_20_4" draw:display-name="线条箭头 4" svg:viewBox="0 0 20 20" svg:d="M0 20l10-20 10 20z"/>
    <draw:marker draw:name="线条箭头_20_5" draw:display-name="线条箭头 5" svg:viewBox="0 0 20 20" svg:d="M0 20l10-20 10 20z"/>
    <draw:marker draw:name="线条箭头_20_6" draw:display-name="线条箭头 6" svg:viewBox="0 0 20 20" svg:d="M0 20l10-20 10 20z"/>
    <draw:marker draw:name="线条箭头_20_7" draw:display-name="线条箭头 7" svg:viewBox="0 0 20 20" svg:d="M0 20l10-20 10 20z"/>
    <draw:marker draw:name="线条箭头_20_9" draw:display-name="线条箭头 9" svg:viewBox="0 0 20 20" svg:d="M0 20l10-20 10 20z"/>
    <draw:stroke-dash draw:name="Dot" draw:style="rect" draw:dots1="1" draw:dots1-length="100%" draw:distance="100%"/>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新宋体"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无填充且无边框的对象"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1-02T14:07:59.285000000</meta:creation-date>
    <dc:date>2021-01-03T19:40:51.810000000</dc:date>
    <meta:editing-duration>PT4H24M2S</meta:editing-duration>
    <meta:editing-cycles>17</meta:editing-cycles>
    <meta:generator>LibreOffice/7.0.4.2$Windows_X86_64 LibreOffice_project/dcf040e67528d9187c66b2379df5ea4407429775</meta:generator>
    <meta:document-statistic meta:object-count="127"/>
  </office:meta>
</office:document-meta>
</file>